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halkboard" svg:font-family="Chalkboard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fill="solid" draw:fill-color="#ff6633" draw:textarea-horizontal-align="center" draw:textarea-vertical-align="middle"/>
    </style:style>
    <style:style style:name="gr3" style:family="graphic" style:parent-style-name="standard">
      <style:graphic-properties draw:marker-start="Arrowheads_20_1" draw:marker-start-width="0.305cm" draw:marker-end="Arrowheads_20_1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99284c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1.1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3.319cm"/>
    </style:style>
    <style:style style:name="pr1" style:family="presentation" style:parent-style-name="Default-title">
      <style:graphic-properties draw:fill-color="#ffffff" draw:auto-grow-height="true" fo:min-height="3.971cm"/>
    </style:style>
    <style:style style:name="pr2" style:family="presentation" style:parent-style-name="Default-notes" style:list-style-name="L3">
      <style:graphic-properties draw:fill-color="#ffffff" draw:auto-grow-height="true" fo:min-height="16.2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Chalkboard"/>
    </style:style>
    <style:style style:name="P3" style:family="paragraph">
      <loext:graphic-properties draw:fill="solid" draw:fill-color="#ffff99"/>
      <style:paragraph-properties fo:margin-left="0cm" fo:margin-right="0cm" fo:text-indent="0cm"/>
      <style:text-properties fo:font-size="24pt"/>
    </style:style>
    <style:style style:name="P4" style:family="paragraph">
      <style:text-properties style:font-name="Arial2" fo:font-size="20pt" style:font-size-asian="20pt" style:font-size-complex="20pt"/>
    </style:style>
    <style:style style:name="P5" style:family="paragraph">
      <loext:graphic-properties draw:fill="solid" draw:fill-color="#ff6633"/>
      <style:paragraph-properties fo:margin-left="0cm" fo:margin-right="0cm" fo:text-indent="0cm"/>
      <style:text-properties style:font-name="Arial2" fo:font-size="20pt" style:font-size-asian="20pt" style:font-size-complex="20pt"/>
    </style:style>
    <style:style style:name="P6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7" style:family="paragraph">
      <loext:graphic-properties draw:fill="solid" draw:fill-color="#ff6633"/>
      <style:paragraph-properties fo:margin-left="0cm" fo:margin-right="0cm" fo:text-indent="0cm"/>
      <style:text-properties fo:color="#ff6633" fo:font-size="20pt" style:font-size-asian="20pt" style:font-size-complex="20pt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loext:graphic-properties draw:fill="solid" draw:fill-color="#99284c"/>
      <style:paragraph-properties fo:margin-left="0cm" fo:margin-right="0cm" fo:text-indent="0cm"/>
      <style:text-properties fo:font-size="24pt"/>
    </style:style>
    <style:style style:name="P10" style:family="paragraph">
      <loext:graphic-properties draw:fill="solid" draw:fill-color="#ff6633"/>
      <style:paragraph-properties fo:margin-left="0cm" fo:margin-right="0cm" fo:text-indent="0cm"/>
      <style:text-properties fo:color="#ff6633" fo:font-size="24pt"/>
    </style:style>
    <style:style style:name="P11" style:family="paragraph">
      <loext:graphic-properties draw:fill="solid" draw:fill-color="#ff6633"/>
      <style:paragraph-properties fo:margin-left="0cm" fo:margin-right="0cm" fo:text-indent="0cm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ize="1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text-properties style:font-name="Arial2"/>
    </style:style>
    <style:style style:name="P18" style:family="paragraph">
      <loext:graphic-properties draw:fill="solid" draw:fill-color="#ff6633"/>
      <style:paragraph-properties fo:margin-left="0cm" fo:margin-right="0cm" fo:text-indent="0cm"/>
      <style:text-properties style:font-name="Arial2" fo:font-size="24pt" style:font-size-asian="24pt" style:font-size-complex="24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style:font-name="Chalkboard"/>
    </style:style>
    <style:style style:name="T2" style:family="text">
      <style:text-properties fo:font-size="24pt"/>
    </style:style>
    <style:style style:name="T3" style:family="text">
      <style:text-properties style:font-name="Arial2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fo:font-weight="bold" style:font-weight-asian="bold" style:font-weight-complex="bold"/>
    </style:style>
    <style:style style:name="T6" style:family="text">
      <style:text-properties fo:font-size="14pt"/>
    </style:style>
    <style:style style:name="T7" style:family="text">
      <style:text-properties fo:font-size="14pt" fo:font-weight="bold"/>
    </style:style>
    <style:style style:name="T8" style:family="text">
      <style:text-properties fo:font-size="14pt" fo:font-style="italic"/>
    </style:style>
    <style:style style:name="T9" style:family="text">
      <style:text-properties fo:font-size="14pt" fo:font-style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Arial2" fo:font-size="24pt" style:font-size-asian="24pt" style:font-size-complex="24pt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. Wolff - Isabelle Framework</presentation:footer-decl>
      <presentation:date-time-decl presentation:name="dtd1" presentation:source="fixed">17.9.2010 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3.911cm" svg:height="3.971cm" svg:x="1.62cm" svg:y="-0.618cm" presentation:class="title" presentation:user-transformed="true">
          <draw:text-box>
            <text:p text:style-name="P1"><text:span text:style-name="T1">Isabelle Architecture 2017</text:span></text:p>
          </draw:text-box>
        </draw:frame>
        <draw:rect draw:style-name="gr1" draw:text-style-name="P3" draw:layer="layout" svg:width="13.306cm" svg:height="1.572cm" svg:x="10.126cm" svg:y="18.3cm">
          <text:p text:style-name="P1"><text:span text:style-name="T2">SML</text:span></text:p>
        </draw:rect>
        <draw:rect draw:style-name="gr2" draw:text-style-name="P5" draw:layer="layout" svg:width="9.995cm" svg:height="2.147cm" svg:x="11.12cm" svg:y="11.79cm">
          <text:p text:style-name="P4"><text:span text:style-name="T3">tactic procedures</text:span><text:span text:style-name="T3"><text:line-break/></text:span><text:span text:style-name="T3">(simp, fast,metis, etc...)</text:span></text:p>
        </draw:rect>
        <draw:rect draw:style-name="gr2" draw:text-style-name="P7" draw:layer="layout" svg:width="4.723cm" svg:height="2.819cm" svg:x="16.424cm" svg:y="8.896cm">
          <text:p text:style-name="P6"><text:span text:style-name="T4">components:</text:span><text:span text:style-name="T4"><text:line-break/></text:span><text:span text:style-name="T4">datatype, </text:span><text:span text:style-name="T4"><text:line-break/></text:span><text:span text:style-name="T4">record, ...</text:span></text:p>
        </draw:rect>
        <draw:rect draw:style-name="gr2" draw:text-style-name="P7" draw:layer="layout" svg:width="5.207cm" svg:height="2.852cm" svg:x="11.126cm" svg:y="8.883cm">
          <text:p text:style-name="P6"><text:span text:style-name="T4"><text:s/></text:span><text:span text:style-name="T4">integrators :</text:span><text:span text:style-name="T4"><text:line-break/></text:span><text:span text:style-name="T4"> sledgehammer </text:span></text:p>
        </draw:rect>
        <draw:line draw:style-name="gr3" draw:layer="layout" svg:x1="8.801cm" svg:y1="8.1cm" svg:x2="11.252cm" svg:y2="8.1cm">
          <text:p/>
        </draw:line>
        <draw:ellipse draw:style-name="gr4" draw:text-style-name="P8" draw:layer="layout" svg:width="4.142cm" svg:height="2.262cm" svg:x="4.659cm" svg:y="7.004cm">
          <text:p text:style-name="P1"><text:span text:style-name="T2">Z3, CVC4</text:span></text:p>
        </draw:ellipse>
        <draw:rect draw:style-name="gr4" draw:text-style-name="P8" draw:layer="layout" svg:width="12.634cm" svg:height="2.799cm" svg:x="10.232cm" svg:y="4.324cm">
          <text:p text:style-name="P1"><text:span text:style-name="T2">Front-Ends </text:span><text:span text:style-name="T2"><text:line-break/></text:span><text:span text:style-name="T2">(</text:span><text:span text:style-name="T5">jedit</text:span><text:span text:style-name="T2">, </text:span><text:span text:style-name="T4">Eclipse, VSCode, clide</text:span><text:span text:style-name="T2">) </text:span></text:p>
        </draw:rect>
        <draw:rect draw:style-name="gr5" draw:text-style-name="P9" draw:layer="layout" svg:width="11.24cm" svg:height="1.636cm" svg:x="11.093cm" svg:y="7.247cm">
          <text:p text:style-name="P1"><text:span text:style-name="T2">PIDE </text:span></text:p>
        </draw:rect>
        <draw:rect draw:style-name="gr2" draw:text-style-name="P10" draw:layer="layout" svg:width="0.959cm" svg:height="9.385cm" svg:x="21.112cm" svg:y="8.859cm">
          <text:p text:style-name="P1"><text:span text:style-name="T2">c</text:span><text:span text:style-name="T2"><text:line-break/></text:span><text:span text:style-name="T2">o</text:span><text:span text:style-name="T2"><text:line-break/></text:span><text:span text:style-name="T2">d</text:span><text:span text:style-name="T2"><text:line-break/></text:span><text:span text:style-name="T2">e</text:span><text:span text:style-name="T2"><text:line-break/></text:span><text:span text:style-name="T2"><text:line-break/></text:span><text:span text:style-name="T2">g</text:span><text:span text:style-name="T2"><text:line-break/></text:span><text:span text:style-name="T2">e</text:span><text:span text:style-name="T2"><text:line-break/></text:span><text:span text:style-name="T2">n</text:span></text:p>
        </draw:rect>
        <draw:rect draw:style-name="gr2" draw:text-style-name="P11" draw:layer="layout" svg:width="10.013cm" svg:height="1.979cm" svg:x="11.099cm" svg:y="16.237cm">
          <text:p text:style-name="P6"><text:span text:style-name="T4">nano-kernel : contexts</text:span></text:p>
        </draw:rect>
        <draw:rect draw:style-name="gr2" draw:text-style-name="P5" draw:layer="layout" svg:width="9.992cm" svg:height="2.25cm" svg:x="11.12cm" svg:y="13.987cm">
          <text:p text:style-name="P4"><text:span text:style-name="T3">kernel : typ,term,thm,thy</text:span></text:p>
        </draw:rect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2" draw:layer="layout" svg:width="14.517cm" svg:height="16.265cm" svg:x="3.249cm" svg:y="14.13cm" presentation:class="notes" presentation:user-transformed="true">
            <draw:text-box>
              <text:p text:style-name="P1"><text:span text:style-name="T6">Bisher haben wir immer der die Frage gestellt, wie man eigentlich Systematisch zu Testverfahren kommt.</text:span></text:p>
              <text:p text:style-name="P1"><text:span text:style-name="T6"><text:line-break/></text:span><text:span text:style-name="T6">In diesem Vortrag, der sich an Zhu, Hall, May's <text:s/>Übersichtsartikel <text:s/>orientierten, wird die</text:span></text:p>
              <text:p text:style-name="P1"><text:span text:style-name="T6">Frage eher andersherum gestellt - wie kriegt man </text:span></text:p>
              <text:p text:style-name="P1"><text:span text:style-name="T6">Testdatensätze </text:span><text:span text:style-name="T7">richtig</text:span><text:span text:style-name="T6">? </text:span><text:span text:style-name="T6"><text:line-break/></text:span><text:span text:style-name="T6">Wie muß man - ganz allgemein - Testdatensätze gestalten, daß sie gewisse Eigenschaften haben? Wie Validiert man Testdatensätze?</text:span><text:span text:style-name="T6"><text:line-break/></text:span><text:span text:style-name="T6">Wann hat man </text:span><text:span text:style-name="T8">genug </text:span><text:span text:style-name="T9">getestet?</text:span><text:span text:style-name="T6"><text:line-break/></text:span><text:span text:style-name="T6"/></text:p>
              <text:p text:style-name="P1"><text:span text:style-name="T6">Es zeigt sich, daß die Generierungsfrage sich zur Adequatheitsfrage wie zwei Seiten einer Medallie verhalten: Oder genauer: </text:span><text:span text:style-name="T6"><text:line-break/></text:span><text:span text:style-name="T6">Adequatheitskriterien für Testsätze sind Spezifikationen von Test-Generatoren (Implementierungen).</text:span><text:span text:style-name="T6"><text:line-break/></text:span><text:span text:style-name="T6"><text:line-break/></text:span><text:span text:style-name="T6">Das ergibt einerseits eine Perspektive für:</text:span></text:p>
              <text:p text:style-name="P1"><text:span text:style-name="T6">- dieÜbersicht durch ein "uniform framework"</text:span></text:p>
              <text:p text:style-name="P1"><text:span text:style-name="T6">- anderseits originelle Techniken (Mutantentests)</text:span><text:span text:style-name="T6"><text:line-break/></text:span><text:span text:style-name="T6"/></text:p>
              <text:p text:style-name="P1"><text:span text:style-name="T6">Diese Übersicht vernachlässigt die Strukturproblematik des Testens -</text:span></text:p>
              <text:p text:style-name="P1"><text:span text:style-name="T6">lt. Titel handelt es sich um "Unit-Tests" , also Komponenten- und</text:span></text:p>
              <text:p text:style-name="P1"><text:span text:style-name="T6">nicht Integrationstests. </text:span></text:p>
              <text:p text:style-name="P1"><text:span text:style-name="T6"/></text:p>
              <text:p text:style-name="P1"><text:span text:style-name="T6"><text:s text:c="2"/></text:span></text:p>
            </draw:text-box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ont-end Communication</text:p>
          </draw:text-box>
        </draw:frame>
        <draw:rect draw:style-name="gr4" draw:text-style-name="P14" draw:layer="layout" svg:width="12.634cm" svg:height="2.799cm" svg:x="6.884cm" svg:y="7.586cm">
          <text:p text:style-name="P13"><text:span text:style-name="T10">Editor Front-End</text:span><text:span text:style-name="T10"><text:line-break/></text:span><text:span text:style-name="T10"/></text:p>
        </draw:rect>
        <draw:rect draw:style-name="gr5" draw:text-style-name="P9" draw:layer="layout" svg:width="11.24cm" svg:height="1.636cm" svg:x="7.545cm" svg:y="10.509cm">
          <text:p text:style-name="P1"><text:span text:style-name="T2">PIDE Scala </text:span></text:p>
        </draw:rect>
        <draw:rect draw:style-name="gr5" draw:text-style-name="P9" draw:layer="layout" svg:width="11.24cm" svg:height="1.636cm" svg:x="7.545cm" svg:y="14.509cm">
          <text:p text:style-name="P1"><text:span text:style-name="T2">PIDE SML </text:span></text:p>
        </draw:rect>
        <draw:line draw:style-name="gr7" draw:text-style-name="P15" draw:layer="layout" svg:x1="9.07cm" svg:y1="12.145cm" svg:x2="9.043cm" svg:y2="14.509cm">
          <text:p/>
        </draw:line>
        <draw:line draw:style-name="gr7" draw:text-style-name="P15" draw:layer="layout" svg:x1="17.161cm" svg:y1="14.567cm" svg:x2="17.137cm" svg:y2="12.145cm">
          <text:p/>
        </draw:line>
        <draw:frame draw:style-name="gr8" draw:text-style-name="P16" draw:layer="layout" svg:width="1.843cm" svg:height="0.984cm" svg:x="8.992cm" svg:y="12.529cm">
          <draw:text-box>
            <text:p>edits</text:p>
          </draw:text-box>
        </draw:frame>
        <draw:frame draw:style-name="gr9" draw:text-style-name="P16" draw:layer="layout" svg:width="3.819cm" svg:height="0.984cm" svg:x="9.393cm" svg:y="16.129cm">
          <draw:text-box>
            <text:p><text:s/>markup</text:p>
          </draw:text-box>
        </draw:frame>
        <draw:rect draw:style-name="gr2" draw:text-style-name="P18" draw:layer="layout" svg:width="11.245cm" svg:height="2.25cm" svg:x="7.545cm" svg:y="16.145cm">
          <text:p text:style-name="P17"><text:span text:style-name="T11"><text:line-break/></text:span><text:span text:style-name="T11"> <text:s/></text:span><text:span text:style-name="T11">Prover <text:s text:c="2"/></text:span></text:p>
        </draw:rect>
        <draw:line draw:style-name="gr7" draw:text-style-name="P15" draw:layer="layout" svg:x1="17.098cm" svg:y1="10.045cm" svg:x2="8.991cm" svg:y2="10.044cm">
          <text:p/>
        </draw:line>
        <draw:line draw:style-name="gr7" draw:text-style-name="P15" draw:layer="layout" svg:x1="9.189cm" svg:y1="17.093cm" svg:x2="17.206cm" svg:y2="17.048cm">
          <text:p/>
        </draw:line>
        <draw:frame draw:style-name="gr9" draw:text-style-name="P16" draw:layer="layout" svg:width="3.819cm" svg:height="0.984cm" svg:x="14.494cm" svg:y="13.229cm">
          <draw:text-box>
            <text:p><text:s/>markup</text:p>
          </draw:text-box>
        </draw:frame>
        <draw:frame draw:style-name="gr9" draw:text-style-name="P16" draw:layer="layout" svg:width="3.819cm" svg:height="0.984cm" svg:x="11.494cm" svg:y="16.229cm">
          <draw:text-box>
            <text:p><text:s/><text:span text:style-name="T12">evaluation</text:span></text:p>
          </draw:text-box>
        </draw:frame>
        <draw:frame draw:style-name="gr9" draw:text-style-name="P16" draw:layer="layout" svg:width="4.001cm" svg:height="0.984cm" svg:x="11.095cm" svg:y="9.229cm">
          <draw:text-box>
            <text:p><text:s/><text:span text:style-name="T12">approx. displa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halkboard" svg:font-family="Chalkboard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17:44:56.746897839</meta:creation-date>
    <dc:date>2018-03-30T09:28:10.236425339</dc:date>
    <meta:editing-duration>PT2H54M25S</meta:editing-duration>
    <meta:editing-cycles>7</meta:editing-cycles>
    <meta:generator>NeoOffice/3.2017.4_Professional_Edition$MacOSX_X86_64 NeoOffice_project/0</meta:generator>
    <meta:document-statistic meta:object-count="51"/>
  </office:meta>
</office:document-meta>
</file>